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bcb45" officeooo:paragraph-rsid="000bcb45"/>
    </style:style>
    <style:style style:name="P2" style:family="paragraph" style:parent-style-name="Text_20_body" style:list-style-name="L1">
      <style:text-properties officeooo:rsid="000d8865" officeooo:paragraph-rsid="000d8865"/>
    </style:style>
    <style:style style:name="P3" style:family="paragraph" style:parent-style-name="Heading_20_1">
      <style:text-properties officeooo:rsid="000bcb45" officeooo:paragraph-rsid="000bcb45"/>
    </style:style>
    <style:style style:name="P4" style:family="paragraph" style:parent-style-name="Heading_20_2">
      <style:text-properties officeooo:rsid="000bcb45" officeooo:paragraph-rsid="000bcb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urzanleitung</text:h>
      <text:h text:style-name="P4" text:outline-level="2">Grundfunktionen der PhilleConnect Nextcloud</text:h>
      <text:list xml:id="list3087626834" text:style-name="L1">
        <text:list-item>
          <text:p text:style-name="P1">Jeder Nutzer hat eine eigene Dateiablage (Cloud)</text:p>
        </text:list-item>
        <text:list-item>
          <text:p text:style-name="P1">Im Unterverzeichnis „EigenesLaufwerk“ sind die Dateien aus dem eigenen Benutzerlaufwerk in der Schule zu finden. Diese können so auch z.B. von zu Hause aus erreicht werden</text:p>
        </text:list-item>
        <text:list-item>
          <text:p text:style-name="P1">Dateien die im Cloudspeicher liegen (nicht im eigenen Laufwerk) können mit anderen Nutzern geteilt werden</text:p>
        </text:list-item>
        <text:list-item>
          <text:p text:style-name="P1">Office-Dateien im Cloudspeicher können direkt online im Browser bearbeitet werden (Textverarbeitung, Präsentationen und Tabellenkalkulation)</text:p>
          <text:list>
            <text:list-item>
              <text:p text:style-name="P2">Diese Datei ist ein Beispiel dafür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15:42.468814601</meta:creation-date>
    <dc:date>2018-12-13T13:22:32.564085673</dc:date>
    <meta:editing-duration>PT6M4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78" meta:character-count="560" meta:non-whitespace-character-count="494"/>
  </office:meta>
</office:document-meta>
</file>